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enlo" svg:font-family="Menlo, Monaco, 'Courier New', monospace"/>
    <style:font-face style:name="Microsoft Yahei" svg:font-family="'Microsoft Yahei', 'Helvetica Neue', 'Luxi Sans', 'DejaVu Sans', Tahoma, 'Hiragino Sans GB', STHeiti"/>
    <style:font-face style:name="Verdana" svg:font-family="Verdana, Tahoma, Arial, sans-serif"/>
    <style:font-face style:name="DejaVu Sans1"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cm" fo:margin-right="0cm" style:line-height-at-least="0.688cm" fo:orphans="2" fo:widows="2" fo:text-indent="0cm" style:auto-text-indent="false"/>
      <style:text-properties fo:font-variant="normal" fo:text-transform="none" fo:color="#444444" fo:letter-spacing="normal"/>
    </style:style>
    <style:style style:name="P2" style:family="paragraph" style:parent-style-name="Standard">
      <style:paragraph-properties fo:margin-left="0cm" fo:margin-right="0cm" style:line-height-at-least="0.688cm" fo:orphans="2" fo:widows="2" fo:text-indent="0cm" style:auto-text-indent="false"/>
      <style:text-properties fo:font-variant="normal" fo:text-transform="none" fo:color="#444444" fo:letter-spacing="normal" style:font-name-asian="Microsoft Yahei" style:font-size-asian="12pt" style:font-style-asian="normal" style:font-weight-asian="normal"/>
    </style:style>
    <style:style style:name="P3" style:family="paragraph" style:parent-style-name="Standard">
      <style:paragraph-properties fo:margin-left="0cm" fo:margin-right="0cm" style:line-height-at-least="0.688cm" fo:orphans="2" fo:widows="2" fo:text-indent="0cm" style:auto-text-indent="false"/>
      <style:text-properties fo:font-variant="normal" fo:text-transform="none" fo:color="#404040" fo:letter-spacing="normal"/>
    </style:style>
    <style:style style:name="P4" style:family="paragraph" style:parent-style-name="Standard">
      <style:paragraph-properties fo:margin-left="0cm" fo:margin-right="0cm" style:line-height-at-least="0.688cm" fo:orphans="2" fo:widows="2" fo:text-indent="0cm" style:auto-text-indent="false"/>
    </style:style>
    <style:style style:name="P5" style:family="paragraph" style:parent-style-name="Standard">
      <style:paragraph-properties fo:margin-left="0cm" fo:margin-right="0cm" style:line-height-at-least="0.688cm" fo:orphans="2" fo:widows="2" fo:text-indent="0cm" style:auto-text-indent="false"/>
      <style:text-properties fo:font-variant="normal" fo:text-transform="none" fo:color="#444444" fo:letter-spacing="normal" fo:font-weight="bold" style:font-name-asian="Microsoft Yahei" style:font-size-asian="12pt" style:font-style-asian="normal" style:font-weight-asian="bold" style:font-weight-complex="bold"/>
    </style:style>
    <style:style style:name="P6" style:family="paragraph" style:parent-style-name="Standard">
      <style:paragraph-properties fo:margin-left="0cm" fo:margin-right="0cm" style:line-height-at-least="0.688cm" fo:orphans="2" fo:widows="2" fo:text-indent="0cm" style:auto-text-indent="false"/>
      <style:text-properties fo:font-variant="normal" fo:text-transform="none" fo:color="#444444" style:font-name="Microsoft Yahei" fo:font-size="12pt" fo:letter-spacing="normal" fo:font-style="normal" fo:font-weight="normal" style:font-name-asian="Microsoft Yahei" style:font-size-asian="12pt" style:font-style-asian="normal" style:font-weight-asian="normal"/>
    </style:style>
    <style:style style:name="P7" style:family="paragraph" style:parent-style-name="Standard">
      <style:paragraph-properties fo:margin-left="0cm" fo:margin-right="0cm" style:line-height-at-least="0.688cm" fo:orphans="2" fo:widows="2" fo:text-indent="0cm" style:auto-text-indent="false"/>
    </style:style>
    <style:style style:name="P8" style:family="paragraph" style:parent-style-name="Text_20_body">
      <style:paragraph-properties fo:margin-left="0.265cm" fo:margin-right="0cm" fo:margin-top="0cm" fo:margin-bottom="0.397cm" style:line-height-at-least="0.476cm" fo:text-align="start" style:justify-single-word="false" fo:orphans="2" fo:widows="2" fo:text-indent="0cm" style:auto-text-indent="false" fo:padding="0cm" fo:border="none"/>
      <style:text-properties fo:font-variant="normal" fo:text-transform="none" fo:color="#404040" fo:letter-spacing="normal" style:font-name-asian="Verdana" style:font-size-asian="9pt" style:font-style-asian="normal" style:font-weight-asian="normal"/>
    </style:style>
    <style:style style:name="P9" style:family="paragraph" style:parent-style-name="Text_20_body">
      <style:paragraph-properties fo:margin-left="0.265cm" fo:margin-right="0cm" fo:margin-top="0cm" fo:margin-bottom="0cm" style:line-height-at-least="0.476cm" fo:text-align="start" style:justify-single-word="false" fo:orphans="2" fo:widows="2" fo:text-indent="0cm" style:auto-text-indent="false" fo:padding="0cm" fo:border="none"/>
    </style:style>
    <style:style style:name="P10" style:family="paragraph" style:parent-style-name="Preformatted_20_Text">
      <style:paragraph-properties fo:margin-top="0cm" fo:margin-bottom="0.238cm" style:line-height-at-least="0.476cm" fo:orphans="2" fo:widows="2" fo:background-color="#f5f5f5" fo:padding="0cm" fo:border="none">
        <style:background-image/>
      </style:paragraph-properties>
    </style:style>
    <style:style style:name="P11" style:family="paragraph" style:parent-style-name="Preformatted_20_Text">
      <style:paragraph-properties fo:margin-left="0.265cm" fo:margin-right="0cm" fo:margin-top="0cm" fo:margin-bottom="0.397cm" style:line-height-at-least="0.476cm" fo:text-align="start" style:justify-single-word="false" fo:orphans="2" fo:widows="2" fo:text-indent="0cm" style:auto-text-indent="false" fo:padding="0cm" fo:border="none"/>
      <style:text-properties fo:font-variant="normal" fo:text-transform="none" fo:color="#404040" fo:letter-spacing="normal" style:font-name-asian="Verdana" style:font-size-asian="9pt" style:font-style-asian="normal" style:font-weight-asian="normal"/>
    </style:style>
    <style:style style:name="P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Microsoft Yahei" fo:font-size="12pt" fo:font-style="normal" fo:font-weight="normal"/>
    </style:style>
    <style:style style:name="T2" style:family="text">
      <style:text-properties style:font-name="Microsoft Yahei" fo:font-size="12pt" fo:font-style="normal" fo:font-weight="normal" style:font-name-asian="Microsoft Yahei" style:font-size-asian="12pt" style:font-style-asian="normal" style:font-weight-asian="normal"/>
    </style:style>
    <style:style style:name="T3" style:family="text">
      <style:text-properties style:font-name-asian="Microsoft Yahei" style:font-size-asian="12pt" style:font-style-asian="normal" style:font-weight-asian="normal"/>
    </style:style>
    <style:style style:name="T4" style:family="text">
      <style:text-properties fo:font-variant="normal" fo:text-transform="none" fo:color="#444444" style:font-name="Microsoft Yahei" fo:font-size="12pt" fo:letter-spacing="normal" fo:font-style="normal" fo:font-weight="normal"/>
    </style:style>
    <style:style style:name="T5" style:family="text">
      <style:text-properties fo:font-variant="normal" fo:text-transform="none" fo:color="#444444" style:font-name="Microsoft Yahei" fo:font-size="12pt" fo:letter-spacing="normal" fo:font-style="normal" fo:font-weight="normal" style:font-name-asian="Microsoft Yahei" style:font-size-asian="12pt" style:font-style-asian="normal" style:font-weight-asian="normal"/>
    </style:style>
    <style:style style:name="T6" style:family="text">
      <style:text-properties fo:font-variant="normal" fo:text-transform="none" fo:color="#404040" style:font-name="Verdana" fo:font-size="9pt" fo:letter-spacing="normal" fo:font-style="normal" fo:font-weight="normal"/>
    </style:style>
    <style:style style:name="T7" style:family="text">
      <style:text-properties fo:font-variant="normal" fo:text-transform="none" fo:color="#404040" style:font-name="Verdana" fo:font-size="9pt" fo:letter-spacing="normal" fo:font-style="normal" fo:font-weight="normal" style:font-name-asian="Microsoft Yahei" style:font-size-asian="12pt" style:font-style-asian="normal"/>
    </style:style>
    <style:style style:name="T8" style:family="text">
      <style:text-properties fo:font-variant="normal" fo:text-transform="none" fo:color="#404040" style:font-name="Verdana" fo:font-size="9pt" fo:letter-spacing="normal" fo:font-style="normal" fo:font-weight="normal" style:font-name-asian="Microsoft Yahei" style:font-size-asian="12pt" style:font-style-asian="normal" style:font-weight-asian="normal"/>
    </style:style>
    <style:style style:name="T9" style:family="text">
      <style:text-properties fo:font-variant="normal" fo:text-transform="none" fo:color="#404040" style:font-name="Microsoft Yahei" fo:font-size="12pt" fo:letter-spacing="normal" fo:font-style="normal" style:font-name-asian="Verdana" style:font-size-asian="9pt" style:font-style-asian="normal" style:font-weight-asian="normal"/>
    </style:style>
    <style:style style:name="T10" style:family="text">
      <style:text-properties fo:font-variant="normal" fo:text-transform="none" fo:color="#404040" style:font-name="Microsoft Yahei" fo:font-size="12pt" fo:letter-spacing="normal" fo:font-style="normal" fo:font-weight="normal" style:font-name-asian="Verdana" style:font-size-asian="9pt" style:font-style-asian="normal" style:font-weight-asian="normal"/>
    </style:style>
    <style:style style:name="T11" style:family="text">
      <style:text-properties fo:font-variant="normal" fo:text-transform="none" fo:color="#404040" fo:letter-spacing="normal" style:font-name-asian="Verdana" style:font-size-asian="9pt" style:font-style-asian="normal" style:font-weight-asian="normal"/>
    </style:style>
    <style:style style:name="T12" style:family="text">
      <style:text-properties fo:font-variant="normal" fo:text-transform="none" fo:color="#333333" style:font-name="Menlo" fo:font-size="9pt" fo:letter-spacing="normal" fo:font-style="normal" fo:font-weight="normal" fo:background-color="transparent"/>
    </style:style>
    <style:style style:name="T13" style:family="text">
      <style:text-properties fo:font-variant="normal" fo:text-transform="none" fo:color="#333333" fo:letter-spacing="normal" fo:background-color="transparent"/>
    </style:style>
    <style:style style:name="T14" style:family="text">
      <style:text-properties fo:color="#444444" style:font-name="Verdana" fo:font-size="9pt" fo:font-style="normal" fo:font-weight="normal" style:font-name-asian="Microsoft Yahei" style:font-size-asian="12pt" style:font-style-asian="normal" style:font-weight-asian="normal"/>
    </style:style>
    <style:style style:name="T15" style:family="text">
      <style:text-properties fo:color="#444444" style:font-name="Microsoft Yahei" fo:font-size="12pt" fo:font-style="normal" fo:font-weight="normal" style:font-name-asian="Verdana" style:font-size-asian="9pt" style:font-style-asian="normal" style:font-weight-asian="normal"/>
    </style:style>
    <style:style style:name="T16" style:family="text">
      <style:text-properties style:font-name="Verdana" fo:font-size="9pt" fo:font-style="normal" fo:font-weight="normal"/>
    </style:style>
    <style:style style:name="T17" style:family="text">
      <style:text-properties style:font-weight-asian="normal"/>
    </style:style>
    <style:style style:name="T18" style:family="text">
      <style:text-properties fo:color="#333333" style:font-name="Menlo" fo:font-size="9pt" fo:font-style="normal" fo:font-weight="normal" fo:background-color="transparent"/>
    </style:style>
    <style:style style:name="T19" style:family="text">
      <style:text-properties fo:color="#333333" fo:background-color="transparent"/>
    </style:style>
    <style:style style:name="T20" style:family="text">
      <style:text-properties style:use-window-font-color="true" style:text-outline="false" style:text-line-through-style="none" style:text-position="0% 100%" style:font-name="DejaVu Sans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是什么？（与熟悉的熟知的做比较）</text:p>
      <text:p text:style-name="P1"><text:span text:style-name="T3">描述通讯协议的方式很多，</text:span><text:span text:style-name="T1">xml,json,protobuf</text:span><text:span text:style-name="T2">,</text:span><text:span text:style-name="T1">thrift</text:span></text:p>
      <text:p text:style-name="P1"><text:span text:style-name="T1"> web</text:span><text:span text:style-name="T2">系统，页游系统的前后台通讯 <text:s/>xml,json</text:span></text:p>
      <text:p text:style-name="P2"><text:span text:style-name="T1">两种通讯框架</text:span><text:span text:style-name="T1"> protobuf,thrift</text:span></text:p>
      <text:p text:style-name="P6">为什么叫通讯框架，而不叫通讯协议？</text:p>
      <text:p text:style-name="P2"><text:span text:style-name="T1">不仅有对于协议封装和解析的处理，</text:span><text:span text:style-name="T1">而且有完备的通讯框架的实现，完全封装了底层通讯。</text:span></text:p>
      <text:p text:style-name="P6"/>
      <text:p text:style-name="P2"><text:span text:style-name="T1">Thrift</text:span><text:span text:style-name="T1">是一个跨语言的服务部署框架，最初由Facebook于2007年开发，2008年进入Apache开源项目。</text:span></text:p>
      <text:p text:style-name="P6"/>
      <text:p text:style-name="P6">Thrift通过一个中间语言(IDL, 接口定义语言)来定义RPC的接口和数据类型，然后通过一个编译器生成不同语言的代码（目前支持C++,Java, Python, PHP, Ruby, Erlang, Perl, Haskell, C#, Cocoa, Smalltalk和OCaml）,并由生成的代码负责RPC协议层和传输层的实现。</text:p>
      <text:p text:style-name="P6"/>
      <text:p text:style-name="P4"><text:span text:style-name="T5">Thrift实际上是实现了C/S模式，通过代码生成工具将接口定义文件生成服务器端和客户端代码（可以为不同语言），从而实现服务端和客户端跨语言的支持。</text:span><text:span text:style-name="T5">用户在</text:span><text:span text:style-name="T4">Thirft</text:span><text:span text:style-name="T5">描述文件中声明自己的服务，这些服务经过编译后会生成相应语言的代码文件，然后用户实现服务（客户端调用服务，服务器端提服务）便可以了。</text:span></text:p>
      <text:p text:style-name="P6"/>
      <text:p text:style-name="P4"><text:span text:style-name="T5">其中</text:span><text:span text:style-name="T4">protocol</text:span><text:span text:style-name="T5">（协议层</text:span><text:span text:style-name="T4">, </text:span><text:span text:style-name="T5">定义数据传输格式，可以为二进制或者</text:span><text:span text:style-name="T4">XML</text:span><text:span text:style-name="T5">等）和</text:span><text:span text:style-name="T4">transport</text:span><text:span text:style-name="T5">（传输层，定义数据传输方式，可以为</text:span><text:span text:style-name="T4">TCP/IP</text:span><text:span text:style-name="T5">传输，内存共享或者文件共享等）被用作</text:span><text:span text:style-name="T5"><office:annotation><dc:creator>Lv Pei</dc:creator><dc:date>2013-03-13T21:54:52</dc:date><text:p text:style-name="P12"><text:span text:style-name="T20">在计算机程序设计领域</text:span><text:span text:style-name="T20">,</text:span><text:span text:style-name="T20">运行时库是一种被编译器用来实现编程语言内置函数，以提供该语言程序运行时</text:span><text:span text:style-name="T20">(</text:span><text:span text:style-name="T20">执行</text:span><text:span text:style-name="T20">)</text:span><text:span text:style-name="T20">支持的一种特殊的计算机程序库。</text:span></text:p></office:annotation></text:span><text:span text:style-name="T5">运行时库。</text:span><text:span text:style-name="T1"><text:line-break/></text:span><text:span text:style-name="T4">Thrift</text:span><text:span text:style-name="T5">支持二进制，压缩格式，以及</text:span><text:span text:style-name="T4">json</text:span><text:span text:style-name="T5">格式数据的序列化和反序列化。</text:span></text:p>
      <text:p text:style-name="P6"/>
      <text:p text:style-name="P3"><text:span text:style-name="T14">Thrift</text:span><text:span text:style-name="T15">是一个服务端和客户端的架构体系，从我个人的感官上来看</text:span><text:span text:style-name="T14">Thrift</text:span><text:span text:style-name="T15">是一个类似</text:span><text:span text:style-name="T14">XML-RPC+Java-to- IDL+Serialization Tools=Thrift </text:span><text:span text:style-name="T15">的东东，</text:span><text:span text:style-name="T14">Thrift </text:span><text:span text:style-name="T15">具有自己内部定义的传输协议规范</text:span><text:span text:style-name="T14">(TProtocol)</text:span><text:span text:style-name="T15">和传输数据标准</text:span><text:span text:style-name="T14">(TTransports)</text:span><text:span text:style-name="T15">，通过</text:span><text:span text:style-name="T14">IDL</text:span><text:span text:style-name="T15">脚本对传输数据的数据结构</text:span><text:span text:style-name="T14">(struct) </text:span><text:span text:style-name="T15">和传输数据的业务逻辑</text:span><text:span text:style-name="T14">(service)</text:span><text:span text:style-name="T15">根据不同的运行环境快速的构建相应的代码，并且通过自己内部的序列化机制对传输的数据进行简化和压缩提高高并发、 大型系统中数据交互的成本，</text:span></text:p>
      <text:p text:style-name="P6"/>
      <text:p text:style-name="P3"><text:span text:style-name="T15">在多种不同的语言之间通信</text:span><text:span text:style-name="T14">thrift</text:span><text:span text:style-name="T15">可以作为二进制的高性能的通讯中间件，支持数据</text:span><text:span text:style-name="T14">(</text:span><text:span text:style-name="T15">对象</text:span><text:span text:style-name="T14">)</text:span><text:span text:style-name="T15">序列化和多种类型的</text:span><text:span text:style-name="T14">RPC</text:span><text:span text:style-name="T15">服务。</text:span><text:span text:style-name="T14">Thrift</text:span><text:span text:style-name="T15">适用于程序对程 序静态的数据交换，需要先确定好他的数据结构，他是完全静态化的，当数据结构发生变化时，必须重新编辑</text:span><text:span text:style-name="T14">IDL</text:span><text:span text:style-name="T15">文件，代码生成，再编译载入的流程，跟其他</text:span><text:span text:style-name="T14">IDL</text:span><text:span text:style-name="T15">工具相比较可以视为是</text:span><text:span text:style-name="T14">Thrift</text:span><text:span text:style-name="T15">的弱项，</text:span><text:span text:style-name="T14">Thrift</text:span><text:span text:style-name="T15">适用于搭建大型数据交换及存储的通用工具，对于大型系统中的内部数据传输相对于</text:span><text:span text:style-name="T14">JSON</text:span><text:span text:style-name="T15">和</text:span><text:span text:style-name="T14">xml</text:span><text:span text:style-name="T15">无论在性能、传输大小上有明显的优势。</text:span></text:p>
      <text:p text:style-name="P6"/>
      <text:p text:style-name="P4"><text:soft-page-break/><text:span text:style-name="T5">优势：</text:span><text:span text:style-name="Strong_20_Emphasis"><text:span text:style-name="T7">Thrift</text:span></text:span><text:span text:style-name="Strong_20_Emphasis"><text:span text:style-name="T9">与其他传输方式的比较</text:span></text:span><text:span text:style-name="T8"><text:line-break/>    xml</text:span><text:span text:style-name="T10">与</text:span><text:span text:style-name="T8">JSON</text:span><text:span text:style-name="T10">相比体积太大，但是</text:span><text:span text:style-name="T8">xml</text:span><text:span text:style-name="T10">传统，也不算复杂。</text:span><text:span text:style-name="T8"><text:line-break/>    json </text:span><text:span text:style-name="T10">体积较小，新颖，但不够完善。</text:span><text:span text:style-name="T8"><text:line-break/>    thrift </text:span><text:span text:style-name="T10">体积超小，使用起来比较麻烦，不如前两者轻便，但是对于</text:span><text:span text:style-name="T8">1.</text:span><text:span text:style-name="T10">高并发、</text:span><text:span text:style-name="T8">2.</text:span><text:span text:style-name="T10">数据传输量大、</text:span><text:span text:style-name="T8">3.</text:span><text:span text:style-name="T10">多语言环境， 满足其中</text:span><text:span text:style-name="T8">2</text:span><text:span text:style-name="T10">点使用 </text:span><text:span text:style-name="T8">thrift</text:span><text:span text:style-name="T10">还是值得的。</text:span></text:p>
      <text:p text:style-name="P4"><text:span text:style-name="T10"/></text:p>
      <text:p text:style-name="P4"><text:span text:style-name="T10"><draw:frame draw:style-name="fr1" draw:name="图形1" text:anchor-type="as-char" svg:width="10.583cm" svg:height="10.583cm" draw:z-index="0"><draw:image xlink:href="http://public.bay.livefilestore.com/y1pCfZp75Z-beYM_ZfeOVUmIjN3FskFdNTU9qpECWiCnk95JOaw6w5o4ZIiurVmK8w54SJ-pVkfQbYtJPaNb1F3vw/Apache-Thrift-Architecture.png?psid=1" xlink:type="simple" xlink:show="embed" xlink:actuate="onLoad"/></draw:frame></text:span></text:p>
      <text:p text:style-name="P8">图 中前面<text:span text:style-name="T16">3</text:span>个部分是<text:span text:style-name="T16">1.</text:span>你通过<text:span text:style-name="T16">Thrift</text:span>脚本文件生成的代码，<text:span text:style-name="T16">2.</text:span>图中的褐色框部分是你根据生成代码构建的客户端和处理器的代码，<text:span text:style-name="T16">3.</text:span>图中红色的部分是<text:span text:style-name="T16">2 </text:span>端产生的计算结果。从<text:span text:style-name="T16">TProtocol</text:span>下面<text:span text:style-name="T16">3</text:span>个部分是<text:span text:style-name="T16">Thrift</text:span>的传输体系和传输协议以及底层<text:span text:style-name="T16">I/O</text:span>通信，<text:span text:style-name="T16">Thrift</text:span>并且提供 堵塞、非阻塞，单线程、多线程的模式运行在服务器上，还可以配合服务器<text:span text:style-name="T16">/</text:span>容器一起运行，可以和现有<text:span text:style-name="T16">JEE</text:span>服务器<text:span text:style-name="T16">/Web</text:span>容器无缝的结合。</text:p>
      <text:p text:style-name="P8"><text:span text:style-name="Strong_20_Emphasis"><text:span text:style-name="T17">数据类型</text:span></text:span><text:span text:style-name="T16"><text:line-break/>     * Base Types</text:span>：基本类型<text:span text:style-name="T16"><text:line-break/>     * Struct</text:span>：结构体类型<text:span text:style-name="T16"><text:line-break/>     * Container</text:span>：容器类型，即<text:span text:style-name="T16">List</text:span>、<text:span text:style-name="T16">Set</text:span>、<text:span text:style-name="T16">Map<text:line-break/>     * Exception</text:span>：异常类型<text:span text:style-name="T16"><text:line-break/>     * Service</text:span>： 定义对象的接口，和一系列方法</text:p>
      <text:p text:style-name="P9"><text:span text:style-name="Strong_20_Emphasis"><text:span text:style-name="T11">协议</text:span></text:span><text:span text:style-name="T6"><text:line-break/>  Thrift</text:span><text:span text:style-name="T11">可以让你选择客户端与服务端之间传输通信协议的类别，在传输协议上总体上划分为文本</text:span><text:span text:style-name="T6">(text)</text:span><text:span text:style-name="T11">和二进制</text:span><text:span text:style-name="T6">(binary)</text:span><text:span text:style-name="T11">传输协议</text:span><text:span text:style-name="T6">, </text:span><text:span text:style-name="T11">为节约带宽，提供传输效率，一般情况下使用二进制类型的传输协议为多数，但有时会还是会使用基于文本类型的协议，这需要根据项目</text:span><text:span text:style-name="T6">/</text:span><text:span text:style-name="T11">产品中的实际需求：</text:span><text:span text:style-name="T6"><text:line-break/>    * TBinaryProtocol – </text:span><text:span text:style-name="T11">二进制编码格式进行数据传输。</text:span><text:span text:style-name="T6"><text:line-break/>    * TCompactProtocol – </text:span><text:span text:style-name="T11">这种协议非常有效的，使用</text:span><text:span text:style-name="T6">Variable-Length Quantity (VLQ) </text:span><text:span text:style-name="T11">编码对数据进行压缩。</text:span><text:span text:style-name="T6"><text:line-break/>    * TJSONProtocol – </text:span><text:span text:style-name="T11">使用</text:span><text:span text:style-name="T6">JSON</text:span><text:span text:style-name="T11">的数据编码协议进行数据传输。</text:span><text:span text:style-name="T6"><text:line-break/></text:span><text:soft-page-break/><text:span text:style-name="T6">    * TSimpleJSONProtocol – </text:span><text:span text:style-name="T11">这种节约只提供</text:span><text:span text:style-name="T6">JSON</text:span><text:span text:style-name="T11">只写的协议，适用于通过脚本语言解析</text:span><text:span text:style-name="T6"><text:line-break/>    * TDebugProtocol – </text:span><text:span text:style-name="T11">在开发的过程中帮助开发人员调试用的，以文本的形式展现方便阅读。</text:span></text:p>
      <text:p text:style-name="P9"><text:span text:style-name="Strong_20_Emphasis"><text:span text:style-name="T11">传输层</text:span></text:span><text:span text:style-name="T6"><text:line-break/>    * TSocket- </text:span><text:span text:style-name="T11">使用堵塞式</text:span><text:span text:style-name="T6">I/O</text:span><text:span text:style-name="T11">进行传输，也是最常见的模式。</text:span><text:span text:style-name="T6"><text:line-break/>    * TFramedTransport- </text:span><text:span text:style-name="T11">使用非阻塞方式，按块的大小，进行传输，类似于</text:span><text:span text:style-name="T6">Java</text:span><text:span text:style-name="T11">中的</text:span><text:span text:style-name="T6">NIO</text:span><text:span text:style-name="T11">。</text:span><text:span text:style-name="T6"><text:line-break/>    * TFileTransport- </text:span><text:span text:style-name="T11">顾名思义按照文件的方式进程传输，虽然这种方式不提供</text:span><text:span text:style-name="T6">Java</text:span><text:span text:style-name="T11">的实现，但是实现起来非常简单。</text:span><text:span text:style-name="T6"><text:line-break/>    * TMemoryTransport- </text:span><text:span text:style-name="T11">使用内存</text:span><text:span text:style-name="T6">I/O</text:span><text:span text:style-name="T11">，就好比</text:span><text:span text:style-name="T6">Java</text:span><text:span text:style-name="T11">中的</text:span><text:span text:style-name="T6">ByteArrayOutputStream</text:span><text:span text:style-name="T11">实现。</text:span><text:span text:style-name="T6"><text:line-break/>    * TZlibTransport- </text:span><text:span text:style-name="T11">使用执行</text:span><text:span text:style-name="T6">zlib</text:span><text:span text:style-name="T11">压缩，不提供</text:span><text:span text:style-name="T6">Java</text:span><text:span text:style-name="T11">的实现。</text:span></text:p>
      <text:p text:style-name="P9"><text:span text:style-name="Strong_20_Emphasis"><text:span text:style-name="T11">服务端类型</text:span></text:span><text:span text:style-name="T6"><text:line-break/>    * TSimpleServer -  </text:span><text:span text:style-name="T11">单线程服务器端使用标准的堵塞式</text:span><text:span text:style-name="T6">I/O</text:span><text:span text:style-name="T11">。</text:span><text:span text:style-name="T6"><text:line-break/>    * TThreadPoolServer -  </text:span><text:span text:style-name="T11">多线程服务器端使用标准的堵塞式</text:span><text:span text:style-name="T6">I/O</text:span><text:span text:style-name="T11">。</text:span><text:span text:style-name="T6"><text:line-break/>    * TNonblockingServer – </text:span><text:span text:style-name="T11">多线程服务器端使用非堵塞式</text:span><text:span text:style-name="T6">I/O</text:span><text:span text:style-name="T11">，并且实现了</text:span><text:span text:style-name="T6">Java</text:span><text:span text:style-name="T11">中的</text:span><text:span text:style-name="T6">NIO</text:span><text:span text:style-name="T11">通道。</text:span></text:p>
      <text:p text:style-name="P8"/>
      <text:p text:style-name="P11"><text:span text:style-name="Source_20_Text"><text:span text:style-name="T19"><text:s/></text:span></text:span><text:span text:style-name="Source_20_Text"><text:span text:style-name="T18">struct UserProfile {</text:span></text:span></text:p>
      <text:p text:style-name="P10"><text:span text:style-name="Source_20_Text"><text:span text:style-name="T13"><text:s text:c="8"/></text:span></text:span><text:span text:style-name="Source_20_Text"><text:span text:style-name="T12">1: i32 uid,</text:span></text:span></text:p>
      <text:p text:style-name="P10"><text:span text:style-name="Source_20_Text"><text:span text:style-name="T13"><text:s text:c="8"/></text:span></text:span><text:span text:style-name="Source_20_Text"><text:span text:style-name="T12">2: string name,</text:span></text:span></text:p>
      <text:p text:style-name="P10"><text:span text:style-name="Source_20_Text"><text:span text:style-name="T13"><text:s text:c="8"/></text:span></text:span><text:span text:style-name="Source_20_Text"><text:span text:style-name="T12">3: string blurb</text:span></text:span></text:p>
      <text:p text:style-name="P10"><text:span text:style-name="Source_20_Text"><text:span text:style-name="T13"><text:s text:c="6"/></text:span></text:span><text:span text:style-name="Source_20_Text"><text:span text:style-name="T12">}</text:span></text:span></text:p>
      <text:p text:style-name="P10"><text:span text:style-name="Source_20_Text"><text:span text:style-name="T13"><text:s text:c="6"/></text:span></text:span><text:span text:style-name="Source_20_Text"><text:span text:style-name="T12">service UserStorage {</text:span></text:span></text:p>
      <text:p text:style-name="P10"><text:span text:style-name="Source_20_Text"><text:span text:style-name="T13"><text:s text:c="8"/></text:span></text:span><text:span text:style-name="Source_20_Text"><text:span text:style-name="T12">void store(1: UserProfile user),</text:span></text:span></text:p>
      <text:p text:style-name="P10"><text:span text:style-name="Source_20_Text"><text:span text:style-name="T13"><text:s text:c="8"/></text:span></text:span><text:span text:style-name="Source_20_Text"><text:span text:style-name="T12">UserProfile retrieve(1: i32 uid)</text:span></text:span></text:p>
      <text:p text:style-name="P10"><text:span text:style-name="Source_20_Text"><text:span text:style-name="T13"><text:s text:c="6"/></text:span></text:span><text:span text:style-name="Source_20_Text"><text:span text:style-name="T12">}</text:span></text:span></text:p>
      <text:p text:style-name="P8"/>
      <text:p text:style-name="P8"/>
      <text:p text:style-name="P8"/>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 svg:font-family="Menlo, Monaco, 'Courier New', monospace"/>
    <style:font-face style:name="Microsoft Yahei" svg:font-family="'Microsoft Yahei', 'Helvetica Neue', 'Luxi Sans', 'DejaVu Sans', Tahoma, 'Hiragino Sans GB', STHeiti"/>
    <style:font-face style:name="Verdana" svg:font-family="Verdana, Tahoma, Arial, sans-serif"/>
    <style:font-face style:name="DejaVu Sans1"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3"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v Pei</meta:initial-creator>
    <meta:creation-date>2013-03-13T21:43:53</meta:creation-date>
    <dc:date>2013-03-16T14:24:46</dc:date>
    <dc:creator>Lv Pei</dc:creator>
    <meta:editing-duration>PT42H41M56S</meta:editing-duration>
    <meta:editing-cycles>3</meta:editing-cycles>
    <meta:generator>OpenOffice.org/3.2$Unix OpenOffice.org_project/320m12$Build-9483</meta:generator>
    <meta:document-statistic meta:table-count="0" meta:image-count="1" meta:object-count="0" meta:page-count="3" meta:paragraph-count="28" meta:word-count="950" meta:character-count="2718"/>
  </office:meta>
</office:document-meta>
</file>